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# Python</text:p>
      <text:p text:style-name="Normal">*.pyc</text:p>
      <text:p text:style-name="Normal">*~</text:p>
      <text:p text:style-name="Normal">__pycache__</text:p>
      <text:p text:style-name="Normal"/>
      <text:p text:style-name="Normal"># Env</text:p>
      <text:p text:style-name="Normal">.env</text:p>
      <text:p text:style-name="Normal">myvenv/</text:p>
      <text:p text:style-name="Normal">venv/</text:p>
      <text:p text:style-name="Normal"/>
      <text:p text:style-name="Normal"># Database</text:p>
      <text:p text:style-name="Normal">db.sqlite3</text:p>
      <text:p text:style-name="Normal"/>
      <text:p text:style-name="Normal"># Static folder at project root</text:p>
      <text:p text:style-name="Normal">/static/</text:p>
      <text:p text:style-name="Normal"/>
      <text:p text:style-name="Normal"># macOS</text:p>
      <text:p text:style-name="Normal">._*</text:p>
      <text:p text:style-name="Normal">.DS_Store</text:p>
      <text:p text:style-name="Normal">.fseventsd</text:p>
      <text:p text:style-name="Normal">.Spotlight-V100</text:p>
      <text:p text:style-name="Normal"/>
      <text:p text:style-name="Normal"># Windows</text:p>
      <text:p text:style-name="Normal">Thumbs.db*</text:p>
      <text:p text:style-name="Normal">ehthumbs*.db</text:p>
      <text:p text:style-name="Normal">[Dd]esktop.ini</text:p>
      <text:p text:style-name="Normal">$RECYCLE.BIN/</text:p>
      <text:p text:style-name="Normal"/>
      <text:p text:style-name="Normal"># Visual Studio</text:p>
      <text:p text:style-name="Normal">.vscode/</text:p>
      <text:p text:style-name="Normal">.history/</text:p>
      <text:soft-page-break/>
      <text:p text:style-name="Normal">*.code-workspac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LV-KHLOUD.MHMD</meta:initial-creator>
    <dc:creator>ELV-KHLOUD.MHMD</dc:creator>
    <meta:creation-date>2021-08-27T20:06:00Z</meta:creation-date>
    <dc:date>2021-08-27T20:11:00Z</dc:date>
    <meta:template xlink:href="Normal" xlink:type="simple"/>
    <meta:editing-cycles>1</meta:editing-cycles>
    <meta:editing-duration>PT300S</meta:editing-duration>
    <meta:document-statistic meta:page-count="2" meta:paragraph-count="1" meta:word-count="43" meta:character-count="288" meta:row-count="2" meta:non-whitespace-character-count="246"/>
  </office:meta>
</office:document-meta>
</file>